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4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0.213in" svg:y="3.7201in">
            <draw:object draw:notify-on-update-of-ranges="Sheet1.G4:Sheet1.G20 Sheet1.H4:Sheet1.H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">
          <table:table-cell/>
          <table:table-cell table:style-name="ce1" office:value-type="string" calcext:value-type="string" table:number-columns-spanned="6" table:number-rows-spanned="1">
            <text:p>Beam_splitter_off, RT, run 1 ,65.5V , 16 nA – 18nA</text:p>
          </table:table-cell>
          <table:covered-table-cell table:number-columns-repeated="5"/>
          <table:table-cell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hou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Temp (°C)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time" office:time-value="PT13H00M00S" calcext:value-type="time">
            <text:p>01:00:00 PM</text:p>
          </table:table-cell>
          <table:table-cell office:value-type="float" office:value="2630" calcext:value-type="float">
            <text:p>2630</text:p>
          </table:table-cell>
          <table:table-cell office:value-type="float" office:value="8716" calcext:value-type="float">
            <text:p>8716</text:p>
          </table:table-cell>
          <table:table-cell table:formula="of:=LN([.D4]/[.C4])" office:value-type="float" office:value="1.1981765708927" calcext:value-type="float">
            <text:p>1.1981765709</text:p>
          </table:table-cell>
          <table:table-cell office:value-type="float" office:value="23.73" calcext:value-type="float">
            <text:p>23.73</text:p>
          </table:table-cell>
          <table:table-cell office:value-type="float" office:value="0" calcext:value-type="float">
            <text:p>0</text:p>
          </table:table-cell>
          <table:table-cell table:formula="of:=LN([.D4]/[.C4])" office:value-type="float" office:value="1.1981765708927" calcext:value-type="float">
            <text:p>1.1981765709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time" office:time-value="PT01H15M00S" calcext:value-type="time">
            <text:p>01:15:00 AM</text:p>
          </table:table-cell>
          <table:table-cell office:value-type="float" office:value="1803" calcext:value-type="float">
            <text:p>1803</text:p>
          </table:table-cell>
          <table:table-cell office:value-type="float" office:value="8819" calcext:value-type="float">
            <text:p>8819</text:p>
          </table:table-cell>
          <table:table-cell table:formula="of:=LN([.D5]/[.C5])" office:value-type="float" office:value="1.58745654068486" calcext:value-type="float">
            <text:p>1.5874565407</text:p>
          </table:table-cell>
          <table:table-cell office:value-type="float" office:value="23.08" calcext:value-type="float">
            <text:p>23.08</text:p>
          </table:table-cell>
          <table:table-cell office:value-type="float" office:value="15" calcext:value-type="float">
            <text:p>15</text:p>
          </table:table-cell>
          <table:table-cell table:formula="of:=LN([.D5]/[.C5])" office:value-type="float" office:value="1.58745654068486" calcext:value-type="float">
            <text:p>1.5874565407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time" office:time-value="-PT10H30M00S" calcext:value-type="time">
            <text:p>01:30:00 PM</text:p>
          </table:table-cell>
          <table:table-cell office:value-type="float" office:value="1325" calcext:value-type="float">
            <text:p>1325</text:p>
          </table:table-cell>
          <table:table-cell office:value-type="float" office:value="8796" calcext:value-type="float">
            <text:p>8796</text:p>
          </table:table-cell>
          <table:table-cell table:formula="of:=LN([.D6]/[.C6])" office:value-type="float" office:value="1.89288461325433" calcext:value-type="float">
            <text:p>1.8928846133</text:p>
          </table:table-cell>
          <table:table-cell office:value-type="float" office:value="22.67" calcext:value-type="float">
            <text:p>22.67</text:p>
          </table:table-cell>
          <table:table-cell office:value-type="float" office:value="30" calcext:value-type="float">
            <text:p>30</text:p>
          </table:table-cell>
          <table:table-cell table:formula="of:=LN([.D6]/[.C6])" office:value-type="float" office:value="1.89288461325433" calcext:value-type="float">
            <text:p>1.8928846133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time" office:time-value="-PT22H15M00S" calcext:value-type="time">
            <text:p>01:45:00 AM</text:p>
          </table:table-cell>
          <table:table-cell office:value-type="float" office:value="1017" calcext:value-type="float">
            <text:p>1017</text:p>
          </table:table-cell>
          <table:table-cell office:value-type="float" office:value="8432" calcext:value-type="float">
            <text:p>8432</text:p>
          </table:table-cell>
          <table:table-cell table:formula="of:=LN([.D7]/[.C7])" office:value-type="float" office:value="2.11517687473258" calcext:value-type="float">
            <text:p>2.1151768747</text:p>
          </table:table-cell>
          <table:table-cell office:value-type="float" office:value="22.18" calcext:value-type="float">
            <text:p>22.18</text:p>
          </table:table-cell>
          <table:table-cell office:value-type="float" office:value="45" calcext:value-type="float">
            <text:p>45</text:p>
          </table:table-cell>
          <table:table-cell table:formula="of:=LN([.D7]/[.C7])" office:value-type="float" office:value="2.11517687473258" calcext:value-type="float">
            <text:p>2.1151768747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time" office:time-value="-PT34H00M00S" calcext:value-type="time">
            <text:p>02:00:00 PM</text:p>
          </table:table-cell>
          <table:table-cell office:value-type="float" office:value="827" calcext:value-type="float">
            <text:p>827</text:p>
          </table:table-cell>
          <table:table-cell office:value-type="float" office:value="8798" calcext:value-type="float">
            <text:p>8798</text:p>
          </table:table-cell>
          <table:table-cell table:formula="of:=LN([.D8]/[.C8])" office:value-type="float" office:value="2.36447500688497" calcext:value-type="float">
            <text:p>2.3644750069</text:p>
          </table:table-cell>
          <table:table-cell office:value-type="float" office:value="21.75" calcext:value-type="float">
            <text:p>21.75</text:p>
          </table:table-cell>
          <table:table-cell office:value-type="float" office:value="60" calcext:value-type="float">
            <text:p>60</text:p>
          </table:table-cell>
          <table:table-cell table:formula="of:=LN([.D8]/[.C8])" office:value-type="float" office:value="2.36447500688497" calcext:value-type="float">
            <text:p>2.3644750069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time" office:time-value="-PT45H45M00S" calcext:value-type="time">
            <text:p>02:15:00 AM</text:p>
          </table:table-cell>
          <table:table-cell office:value-type="float" office:value="694" calcext:value-type="float">
            <text:p>694</text:p>
          </table:table-cell>
          <table:table-cell office:value-type="float" office:value="8105" calcext:value-type="float">
            <text:p>8105</text:p>
          </table:table-cell>
          <table:table-cell table:formula="of:=LN([.D9]/[.C9])" office:value-type="float" office:value="2.45776447366297" calcext:value-type="float">
            <text:p>2.4577644737</text:p>
          </table:table-cell>
          <table:table-cell office:value-type="float" office:value="21.35" calcext:value-type="float">
            <text:p>21.35</text:p>
          </table:table-cell>
          <table:table-cell office:value-type="float" office:value="75" calcext:value-type="float">
            <text:p>75</text:p>
          </table:table-cell>
          <table:table-cell table:formula="of:=LN([.D9]/[.C9])" office:value-type="float" office:value="2.45776447366297" calcext:value-type="float">
            <text:p>2.4577644737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time" office:time-value="-PT57H30M00S" calcext:value-type="time">
            <text:p>02:30:00 PM</text:p>
          </table:table-cell>
          <table:table-cell office:value-type="float" office:value="521" calcext:value-type="float">
            <text:p>521</text:p>
          </table:table-cell>
          <table:table-cell office:value-type="float" office:value="8263" calcext:value-type="float">
            <text:p>8263</text:p>
          </table:table-cell>
          <table:table-cell table:formula="of:=LN([.D10]/[.C10])" office:value-type="float" office:value="2.76379295494782" calcext:value-type="float">
            <text:p>2.7637929549</text:p>
          </table:table-cell>
          <table:table-cell office:value-type="float" office:value="21.04" calcext:value-type="float">
            <text:p>21.04</text:p>
          </table:table-cell>
          <table:table-cell office:value-type="float" office:value="90" calcext:value-type="float">
            <text:p>90</text:p>
          </table:table-cell>
          <table:table-cell table:formula="of:=LN([.D10]/[.C10])" office:value-type="float" office:value="2.76379295494782" calcext:value-type="float">
            <text:p>2.7637929549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time" office:time-value="-PT69H15M00S" calcext:value-type="time">
            <text:p>02:45:00 AM</text:p>
          </table:table-cell>
          <table:table-cell office:value-type="float" office:value="472" calcext:value-type="float">
            <text:p>472</text:p>
          </table:table-cell>
          <table:table-cell office:value-type="float" office:value="8142" calcext:value-type="float">
            <text:p>8142</text:p>
          </table:table-cell>
          <table:table-cell table:formula="of:=LN([.D11]/[.C11])" office:value-type="float" office:value="2.84781214347737" calcext:value-type="float">
            <text:p>2.8478121435</text:p>
          </table:table-cell>
          <table:table-cell office:value-type="float" office:value="20.85" calcext:value-type="float">
            <text:p>20.85</text:p>
          </table:table-cell>
          <table:table-cell office:value-type="float" office:value="105" calcext:value-type="float">
            <text:p>105</text:p>
          </table:table-cell>
          <table:table-cell table:formula="of:=LN([.D11]/[.C11])" office:value-type="float" office:value="2.84781214347737" calcext:value-type="float">
            <text:p>2.8478121435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time" office:time-value="-PT81H00M00S" calcext:value-type="time">
            <text:p>03:00:00 PM</text:p>
          </table:table-cell>
          <table:table-cell office:value-type="float" office:value="425" calcext:value-type="float">
            <text:p>425</text:p>
          </table:table-cell>
          <table:table-cell office:value-type="float" office:value="8466" calcext:value-type="float">
            <text:p>8466</text:p>
          </table:table-cell>
          <table:table-cell table:formula="of:=LN([.D12]/[.C12])" office:value-type="float" office:value="2.99172425215645" calcext:value-type="float">
            <text:p>2.9917242522</text:p>
          </table:table-cell>
          <table:table-cell office:value-type="float" office:value="20.58" calcext:value-type="float">
            <text:p>20.58</text:p>
          </table:table-cell>
          <table:table-cell office:value-type="float" office:value="120" calcext:value-type="float">
            <text:p>120</text:p>
          </table:table-cell>
          <table:table-cell table:formula="of:=LN([.D12]/[.C12])" office:value-type="float" office:value="2.99172425215645" calcext:value-type="float">
            <text:p>2.9917242522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time" office:time-value="-PT92H45M00S" calcext:value-type="time">
            <text:p>03:15:00 AM</text:p>
          </table:table-cell>
          <table:table-cell office:value-type="float" office:value="377" calcext:value-type="float">
            <text:p>377</text:p>
          </table:table-cell>
          <table:table-cell office:value-type="float" office:value="8306" calcext:value-type="float">
            <text:p>8306</text:p>
          </table:table-cell>
          <table:table-cell table:formula="of:=LN([.D13]/[.C13])" office:value-type="float" office:value="3.09248823674269" calcext:value-type="float">
            <text:p>3.0924882367</text:p>
          </table:table-cell>
          <table:table-cell office:value-type="float" office:value="20.35" calcext:value-type="float">
            <text:p>20.35</text:p>
          </table:table-cell>
          <table:table-cell office:value-type="float" office:value="135" calcext:value-type="float">
            <text:p>135</text:p>
          </table:table-cell>
          <table:table-cell table:formula="of:=LN([.D13]/[.C13])" office:value-type="float" office:value="3.09248823674269" calcext:value-type="float">
            <text:p>3.0924882367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time" office:time-value="-PT104H30M00S" calcext:value-type="time">
            <text:p>03:30:00 PM</text:p>
          </table:table-cell>
          <table:table-cell office:value-type="float" office:value="339" calcext:value-type="float">
            <text:p>339</text:p>
          </table:table-cell>
          <table:table-cell office:value-type="float" office:value="8108" calcext:value-type="float">
            <text:p>8108</text:p>
          </table:table-cell>
          <table:table-cell table:formula="of:=LN([.D14]/[.C14])" office:value-type="float" office:value="3.17460640019144" calcext:value-type="float">
            <text:p>3.1746064002</text:p>
          </table:table-cell>
          <table:table-cell office:value-type="float" office:value="20.17" calcext:value-type="float">
            <text:p>20.17</text:p>
          </table:table-cell>
          <table:table-cell office:value-type="float" office:value="150" calcext:value-type="float">
            <text:p>150</text:p>
          </table:table-cell>
          <table:table-cell table:formula="of:=LN([.D14]/[.C14])" office:value-type="float" office:value="3.17460640019144" calcext:value-type="float">
            <text:p>3.1746064002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time" office:time-value="-PT116H15M00S" calcext:value-type="time">
            <text:p>03:45:00 AM</text:p>
          </table:table-cell>
          <table:table-cell office:value-type="float" office:value="326" calcext:value-type="float">
            <text:p>326</text:p>
          </table:table-cell>
          <table:table-cell office:value-type="float" office:value="8721" calcext:value-type="float">
            <text:p>8721</text:p>
          </table:table-cell>
          <table:table-cell table:formula="of:=LN([.D15]/[.C15])" office:value-type="float" office:value="3.28659180786028" calcext:value-type="float">
            <text:p>3.2865918079</text:p>
          </table:table-cell>
          <table:table-cell office:value-type="float" office:value="19.93" calcext:value-type="float">
            <text:p>19.93</text:p>
          </table:table-cell>
          <table:table-cell office:value-type="float" office:value="165" calcext:value-type="float">
            <text:p>165</text:p>
          </table:table-cell>
          <table:table-cell table:formula="of:=LN([.D15]/[.C15])" office:value-type="float" office:value="3.28659180786028" calcext:value-type="float">
            <text:p>3.2865918079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time" office:time-value="-PT128H00M00S" calcext:value-type="time">
            <text:p>04:00:00 PM</text:p>
          </table:table-cell>
          <table:table-cell office:value-type="float" office:value="397" calcext:value-type="float">
            <text:p>397</text:p>
          </table:table-cell>
          <table:table-cell office:value-type="float" office:value="8716" calcext:value-type="float">
            <text:p>8716</text:p>
          </table:table-cell>
          <table:table-cell table:formula="of:=LN([.D16]/[.C16])" office:value-type="float" office:value="3.08897941537732" calcext:value-type="float">
            <text:p>3.0889794154</text:p>
          </table:table-cell>
          <table:table-cell office:value-type="float" office:value="19.72" calcext:value-type="float">
            <text:p>19.72</text:p>
          </table:table-cell>
          <table:table-cell office:value-type="float" office:value="180" calcext:value-type="float">
            <text:p>180</text:p>
          </table:table-cell>
          <table:table-cell table:formula="of:=LN([.D16]/[.C16])" office:value-type="float" office:value="3.08897941537732" calcext:value-type="float">
            <text:p>3.0889794154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time" office:time-value="-PT139H45M00S" calcext:value-type="time">
            <text:p>04:15:00 AM</text:p>
          </table:table-cell>
          <table:table-cell office:value-type="float" office:value="400" calcext:value-type="float">
            <text:p>400</text:p>
          </table:table-cell>
          <table:table-cell office:value-type="float" office:value="8436" calcext:value-type="float">
            <text:p>8436</text:p>
          </table:table-cell>
          <table:table-cell table:formula="of:=LN([.D18]/[.C18])" office:value-type="float" office:value="2.9091312371528" calcext:value-type="float">
            <text:p>2.9091312372</text:p>
          </table:table-cell>
          <table:table-cell office:value-type="float" office:value="19.85" calcext:value-type="float">
            <text:p>19.85</text:p>
          </table:table-cell>
          <table:table-cell office:value-type="float" office:value="195" calcext:value-type="float">
            <text:p>195</text:p>
          </table:table-cell>
          <table:table-cell table:formula="of:=LN([.D18]/[.C18])" office:value-type="float" office:value="2.9091312371528" calcext:value-type="float">
            <text:p>2.9091312372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time" office:time-value="-PT151H30M00S" calcext:value-type="time">
            <text:p>04:30:00 PM</text:p>
          </table:table-cell>
          <table:table-cell office:value-type="float" office:value="443" calcext:value-type="float">
            <text:p>443</text:p>
          </table:table-cell>
          <table:table-cell office:value-type="float" office:value="8125" calcext:value-type="float">
            <text:p>8125</text:p>
          </table:table-cell>
          <table:table-cell table:formula="of:=LN([.D18]/[.C18])" office:value-type="float" office:value="2.9091312371528" calcext:value-type="float">
            <text:p>2.9091312372</text:p>
          </table:table-cell>
          <table:table-cell office:value-type="float" office:value="20.62" calcext:value-type="float">
            <text:p>20.62</text:p>
          </table:table-cell>
          <table:table-cell office:value-type="float" office:value="210" calcext:value-type="float">
            <text:p>210</text:p>
          </table:table-cell>
          <table:table-cell table:formula="of:=LN([.D18]/[.C18])" office:value-type="float" office:value="2.9091312371528" calcext:value-type="float">
            <text:p>2.9091312372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time" office:time-value="-PT163H15M00S" calcext:value-type="time">
            <text:p>04:45:00 AM</text:p>
          </table:table-cell>
          <table:table-cell office:value-type="float" office:value="452" calcext:value-type="float">
            <text:p>452</text:p>
          </table:table-cell>
          <table:table-cell office:value-type="float" office:value="8459" calcext:value-type="float">
            <text:p>8459</text:p>
          </table:table-cell>
          <table:table-cell table:formula="of:=LN([.D17]/[.C17])" office:value-type="float" office:value="3.04879899449068" calcext:value-type="float">
            <text:p>3.0487989945</text:p>
          </table:table-cell>
          <table:table-cell office:value-type="float" office:value="20.88" calcext:value-type="float">
            <text:p>20.88</text:p>
          </table:table-cell>
          <table:table-cell office:value-type="float" office:value="225" calcext:value-type="float">
            <text:p>225</text:p>
          </table:table-cell>
          <table:table-cell table:formula="of:=LN([.D17]/[.C17])" office:value-type="float" office:value="3.04879899449068" calcext:value-type="float">
            <text:p>3.0487989945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time" office:time-value="-PT175H00M00S" calcext:value-type="time">
            <text:p>05:00:00 PM</text:p>
          </table:table-cell>
          <table:table-cell office:value-type="float" office:value="455" calcext:value-type="float">
            <text:p>455</text:p>
          </table:table-cell>
          <table:table-cell office:value-type="float" office:value="8097" calcext:value-type="float">
            <text:p>8097</text:p>
          </table:table-cell>
          <table:table-cell table:formula="of:=LN([.D20]/[.C20])" office:value-type="float" office:value="2.87895148273516" calcext:value-type="float">
            <text:p>2.8789514827</text:p>
          </table:table-cell>
          <table:table-cell office:value-type="float" office:value="21.03" calcext:value-type="float">
            <text:p>21.03</text:p>
          </table:table-cell>
          <table:table-cell office:value-type="float" office:value="240" calcext:value-type="float">
            <text:p>240</text:p>
          </table:table-cell>
          <table:table-cell table:formula="of:=LN([.D20]/[.C20])" office:value-type="float" office:value="2.87895148273516" calcext:value-type="float">
            <text:p>2.8789514827</text:p>
          </table:table-cell>
        </table:table-row>
        <table:table-row table:style-name="ro1">
          <table:table-cell/>
          <table:table-cell table:style-name="Default"/>
          <table:table-cell table:number-columns-repeated="4"/>
          <table:table-cell table:style-name="ce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7">00/00/0000</text:date>, <text:time style:data-style-name="N2" text:time-value="08:36:46.7015801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6T12:51:46.346782777</meta:creation-date>
    <dc:date>2015-07-07T08:46:14.811576921</dc:date>
    <meta:editing-duration>PT2H33M14S</meta:editing-duration>
    <meta:editing-cycles>11</meta:editing-cycles>
    <meta:generator>LibreOffice/4.2.8.2$Linux_X86_64 LibreOffice_project/420m0$Build-2</meta:generator>
    <meta:document-statistic meta:table-count="1" meta:cell-count="14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heet1.G4:Sheet1.H20" svg:x="0.32cm" svg:y="0.18cm" svg:width="13.097cm" svg:height="8.64cm">
          <chartooo:coordinate-region svg:x="1.047cm" svg:y="0.38cm" svg:width="12.09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4:Sheet1.H20" chart:class="chart:scatter">
            <chart:domain table:cell-range-address="Sheet1.G4:Sheet1.G20"/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G4:Sheet1.G20</svg:desc>
                </draw:g>
              </table:table-cell>
              <table:table-cell office:value-type="float" office:value="1.1981765708927">
                <text:p>1.1981765708927</text:p>
                <draw:g>
                  <svg:desc>Sheet1.H4:Sheet1.H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.58745654068486">
                <text:p>1.587456540684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.89288461325433">
                <text:p>1.892884613254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2.11517687473258">
                <text:p>2.115176874732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2.36447500688497">
                <text:p>2.364475006884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  <table:table-cell office:value-type="float" office:value="2.45776447366297">
                <text:p>2.457764473662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">
                <text:p>90</text:p>
              </table:table-cell>
              <table:table-cell office:value-type="float" office:value="2.76379295494782">
                <text:p>2.763792954947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5">
                <text:p>105</text:p>
              </table:table-cell>
              <table:table-cell office:value-type="float" office:value="2.84781214347737">
                <text:p>2.847812143477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0">
                <text:p>120</text:p>
              </table:table-cell>
              <table:table-cell office:value-type="float" office:value="2.99172425215645">
                <text:p>2.991724252156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5">
                <text:p>135</text:p>
              </table:table-cell>
              <table:table-cell office:value-type="float" office:value="3.09248823674269">
                <text:p>3.092488236742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0">
                <text:p>150</text:p>
              </table:table-cell>
              <table:table-cell office:value-type="float" office:value="3.17460640019144">
                <text:p>3.174606400191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5">
                <text:p>165</text:p>
              </table:table-cell>
              <table:table-cell office:value-type="float" office:value="3.28659180786028">
                <text:p>3.286591807860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0">
                <text:p>180</text:p>
              </table:table-cell>
              <table:table-cell office:value-type="float" office:value="3.08897941537732">
                <text:p>3.088979415377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5">
                <text:p>195</text:p>
              </table:table-cell>
              <table:table-cell office:value-type="float" office:value="2.9091312371528">
                <text:p>2.90913123715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0">
                <text:p>210</text:p>
              </table:table-cell>
              <table:table-cell office:value-type="float" office:value="2.9091312371528">
                <text:p>2.90913123715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5">
                <text:p>225</text:p>
              </table:table-cell>
              <table:table-cell office:value-type="float" office:value="3.04879899449068">
                <text:p>3.048798994490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0">
                <text:p>240</text:p>
              </table:table-cell>
              <table:table-cell office:value-type="float" office:value="2.87895148273516">
                <text:p>2.878951482735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